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3.17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Anatomy of a Microsoft MVC project</text:p>
          </draw:text-box>
        </draw:frame>
        <draw:frame presentation:style-name="pr2" draw:layer="layout" svg:width="22.5cm" svg:height="17.557cm" svg:x="4.5cm" svg:y="2.377cm" presentation:class="subtitle" presentation:user-transformed="true">
          <draw:text-box>
            <text:list text:style-name="L1">
              <text:list-item>
                <text:p text:style-name="P1"><text:s/>Properties (self explanatory)</text:p>
              </text:list-item>
              <text:list-item>
                <text:p text:style-name="P1"><text:s/>References (imports)</text:p>
                <text:list>
                  <text:list-item>
                    <text:p text:style-name="P1">Libraries</text:p>
                    <text:list>
                      <text:list-item>
                        <text:p text:style-name="P1">'suggest fixes' on a method will help you add the missing lib to 'References'</text:p>
                      </text:list-item>
                      <text:list-item>
                        <text:p text:style-name="P1">Nuget packages (includes caching)</text:p>
                      </text:list-item>
                    </text:list>
                  </text:list-item>
                </text:list>
              </text:list-item>
              <text:list-item>
                <text:p text:style-name="P1"><text:s/>Wwwroot (context root)</text:p>
                <text:list>
                  <text:list-item>
                    <text:p text:style-name="P1">Put your html, etc. here</text:p>
                  </text:list-item>
                </text:list>
              </text:list-item>
              <text:list-item>
                <text:p text:style-name="P1"><text:s/>Dependencies</text:p>
              </text:list-item>
              <text:list-item>
                <text:p text:style-name="P1"><text:s/>Hosting.ini</text:p>
                <text:list>
                  <text:list-item>
                    <text:p text:style-name="P1">Configures host properties like port</text:p>
                  </text:list-item>
                </text:list>
              </text:list-item>
              <text:list-item>
                <text:p text:style-name="P1"/>
                <text:p text:style-name="P1"/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Startup.cs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header>
                <text:p>Run once, at startup</text:p>
              </text:list-header>
              <text:list-item>
                <text:p>Constructor runs first</text:p>
              </text:list-item>
              <text:list-item>
                <text:p>ConfigureServices runs second</text:p>
                <text:list>
                  <text:list-item>
                    <text:p>Put here the stuff your class might need</text:p>
                  </text:list-item>
                  <text:list-item>
                    <text:p>services.AddMvc() <text:s text:c="7"/>// In 'Configure() use app.UseMvc()</text:p>
                  </text:list-item>
                </text:list>
              </text:list-item>
              <text:list-item>
                <text:p>Configure runs third</text:p>
                <text:list>
                  <text:list-item>
                    <text:p>Builds pipeline that is called for any request</text:p>
                    <text:list>
                      <text:list-item>
                        <text:p>i.e. serve static files, authenticate, routing, return html</text:p>
                      </text:list-item>
                      <text:list-item>
                        <text:p>'app' is a library (see References) </text:p>
                        <text:list>
                          <text:list-item>
                            <text:p>App.useStaticFiles()</text:p>
                          </text:list-item>
                        </text:list>
                      </text:list-item>
                    </text:list>
                  </text:list-item>
                  <text:list-item>
                    <text:p>Items added to 'Configure() are ordered. <text:s/>The first one to pass back a response 'wins', no others try. <text:s/>(So if useStaticFiles() is first and some dynamic method is second, if static file is found the dynamic part won't run)</text:p>
                  </text:list-item>
                  <text:list-item>
                    <text:p>App.UseErrorHandling() <text:s text:c="5"/>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MVC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URL <text:a xlink:href="http://localhost:1234/Pets/Buy" xlink:type="simple">http://localhost:1234/Pets/Buy</text:a></text:p>
                <text:list>
                  <text:list-item>
                    <text:p>'Pets' will be the controller</text:p>
                  </text:list-item>
                  <text:list-item>
                    <text:p>'Buy()' an action within PetsController class</text:p>
                  </text:list-item>
                  <text:list-item>
                    <text:p>'Home' is the default controller http://localhost:12345/</text:p>
                  </text:list-item>
                  <text:list-item>
                    <text:p>Index() is the default action if not on URL</text:p>
                    <text:p>http://localhost:12345/SomeCtlr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STOPPED at 1:22</text:p>
          </draw:text-box>
        </draw:frame>
        <draw:frame presentation:style-name="pr5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18:59:52.177606457</meta:creation-date>
    <dc:date>2016-03-12T19:46:07.923644920</dc:date>
    <meta:editing-duration>PT38M44S</meta:editing-duration>
    <meta:editing-cycles>15</meta:editing-cycles>
    <meta:generator>LibreOffice/4.2.7.2$Linux_x86 LibreOffice_project/420m0$Build-2</meta:generator>
    <meta:document-statistic meta:object-count="49"/>
  </office:meta>
</office:document-meta>
</file>